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826b" officeooo:paragraph-rsid="000779fe" style:font-weight-asian="bold" style:font-weight-complex="bold"/>
    </style:style>
    <style:style style:name="P2" style:family="paragraph" style:parent-style-name="Standard">
      <style:text-properties fo:font-weight="bold" officeooo:rsid="0004826b" officeooo:paragraph-rsid="000ba208" style:font-weight-asian="bold" style:font-weight-complex="bold"/>
    </style:style>
    <style:style style:name="P3" style:family="paragraph" style:parent-style-name="Standard">
      <style:text-properties fo:font-weight="normal" officeooo:rsid="0004826b" officeooo:paragraph-rsid="000779fe" style:font-weight-asian="normal" style:font-weight-complex="normal"/>
    </style:style>
    <style:style style:name="P4" style:family="paragraph" style:parent-style-name="Standard">
      <style:text-properties fo:font-weight="normal" officeooo:rsid="0004826b" officeooo:paragraph-rsid="000ba208" style:font-weight-asian="normal" style:font-weight-complex="normal"/>
    </style:style>
    <style:style style:name="P5" style:family="paragraph" style:parent-style-name="Standard">
      <style:text-properties fo:font-weight="normal" officeooo:rsid="0004826b" officeooo:paragraph-rsid="000ee3c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4826b" officeooo:paragraph-rsid="000ba208" style:font-weight-asian="normal" style:font-weight-complex="normal"/>
    </style:style>
    <style:style style:name="P7" style:family="paragraph" style:parent-style-name="Standard">
      <style:text-properties officeooo:rsid="0004826b" officeooo:paragraph-rsid="000779fe"/>
    </style:style>
    <style:style style:name="P8" style:family="paragraph" style:parent-style-name="Standard">
      <style:text-properties fo:font-style="italic" fo:font-weight="normal" officeooo:rsid="00056dcc" officeooo:paragraph-rsid="000a24d8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style:text-underline-style="none" fo:font-weight="normal" officeooo:rsid="0004826b" officeooo:paragraph-rsid="000779fe" style:font-weight-asian="normal" style:font-weight-complex="normal"/>
    </style:style>
    <style:style style:name="P10" style:family="paragraph" style:parent-style-name="Standard">
      <style:text-properties style:text-underline-style="none" officeooo:rsid="0004826b" officeooo:paragraph-rsid="000779fe"/>
    </style:style>
    <style:style style:name="P11" style:family="paragraph" style:parent-style-name="Standard">
      <style:text-properties fo:font-size="15pt" fo:font-weight="normal" officeooo:rsid="0004826b" officeooo:paragraph-rsid="000779fe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fo:font-style="italic" fo:font-weight="bold" officeooo:rsid="00068815" officeooo:paragraph-rsid="000779fe" style:font-size-asian="15pt" style:font-style-asian="italic" style:font-weight-asian="bold" style:font-size-complex="15pt" style:font-style-complex="italic" style:font-weight-complex="bold"/>
    </style:style>
    <style:style style:name="P13" style:family="paragraph" style:parent-style-name="Standard">
      <style:text-properties fo:font-size="11pt" fo:font-weight="normal" officeooo:rsid="0004826b" officeooo:paragraph-rsid="000779fe" style:font-size-asian="11pt" style:font-weight-asian="normal" style:font-size-complex="11pt" style:font-weight-complex="normal"/>
    </style:style>
    <style:style style:name="P14" style:family="paragraph" style:parent-style-name="Standard">
      <style:text-properties officeooo:rsid="000d9107" officeooo:paragraph-rsid="000ee3c9"/>
    </style:style>
    <style:style style:name="P15" style:family="paragraph" style:parent-style-name="Standard">
      <style:paragraph-properties fo:text-align="start" style:justify-single-word="false"/>
      <style:text-properties fo:font-size="15pt" fo:font-style="italic" style:text-underline-style="solid" style:text-underline-width="auto" style:text-underline-color="font-color" fo:font-weight="bold" officeooo:rsid="00068815" officeooo:paragraph-rsid="000ba208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056dcc" officeooo:paragraph-rsid="000779fe" style:font-size-asian="15pt" style:font-style-asian="italic" style:font-weight-asian="bold" style:font-size-complex="15pt" style:font-style-complex="italic" style:font-weight-complex="bold"/>
    </style:style>
    <style:style style:name="P17" style:family="paragraph" style:parent-style-name="Standard">
      <style:text-properties fo:font-size="15pt" fo:font-style="normal" fo:font-weight="bold" officeooo:rsid="0005d5d4" officeooo:paragraph-rsid="000779fe" style:font-size-asian="15pt" style:font-style-asian="normal" style:font-weight-asian="bold" style:font-size-complex="15pt" style:font-style-complex="normal" style:font-weight-complex="bold"/>
    </style:style>
    <style:style style:name="P18" style:family="paragraph" style:parent-style-name="Standard">
      <style:text-properties fo:font-weight="normal" officeooo:rsid="0004826b" officeooo:paragraph-rsid="000779fe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006586f" officeooo:paragraph-rsid="000779fe" style:font-weight-asian="normal" style:font-weight-complex="normal"/>
    </style:style>
    <style:style style:name="P20" style:family="paragraph" style:parent-style-name="Standard">
      <style:text-properties fo:font-size="11pt" fo:font-weight="bold" officeooo:rsid="0006586f" officeooo:paragraph-rsid="000779fe" style:font-size-asian="11pt" style:font-weight-asian="bold" style:font-size-complex="11pt" style:font-weight-complex="bold"/>
    </style:style>
    <style:style style:name="P21" style:family="paragraph" style:parent-style-name="Standard">
      <style:text-properties style:text-underline-style="none" fo:font-weight="normal" officeooo:rsid="00056dcc" officeooo:paragraph-rsid="000ba208" style:font-weight-asian="normal" style:font-weight-complex="normal"/>
    </style:style>
    <style:style style:name="P22" style:family="paragraph" style:parent-style-name="Standard">
      <style:text-properties fo:font-style="normal" fo:font-weight="bold" officeooo:rsid="0005d5d4" officeooo:paragraph-rsid="000779fe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color="#c9211e" fo:font-size="10pt" fo:font-style="italic" fo:font-weight="normal" officeooo:rsid="0004826b" officeooo:paragraph-rsid="000d9107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text-properties fo:font-style="italic" fo:font-weight="normal" officeooo:rsid="00056dcc" officeooo:paragraph-rsid="000f9774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586f" style:font-weight-asian="normal" style:font-weight-complex="normal"/>
    </style:style>
    <style:style style:name="T3" style:family="text">
      <style:text-properties fo:font-weight="normal" officeooo:rsid="000ba208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56dcc"/>
    </style:style>
    <style:style style:name="T6" style:family="text">
      <style:text-properties style:text-underline-style="solid" style:text-underline-width="auto" style:text-underline-color="font-color" officeooo:rsid="001154f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56dcc" style:font-weight-asian="bold" style:font-weight-complex="bold"/>
    </style:style>
    <style:style style:name="T9" style:family="text">
      <style:text-properties fo:font-weight="bold" officeooo:rsid="0006586f" style:font-weight-asian="bold" style:font-weight-complex="bold"/>
    </style:style>
    <style:style style:name="T10" style:family="text">
      <style:text-properties fo:color="#c9211e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c9211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color="#c9211e" fo:font-size="10pt" fo:font-style="italic" fo:font-weight="bold" officeooo:rsid="0005d5d4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color="#c9211e" fo:font-size="10pt" fo:font-style="italic" fo:font-weight="bold" officeooo:rsid="000f9774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fo:color="#c9211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5" style:family="text">
      <style:text-properties fo:color="#c9211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6" style:family="text">
      <style:text-properties fo:color="#c9211e" fo:font-size="9pt" fo:font-style="italic" fo:font-weight="bold" officeooo:rsid="0005d5d4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8" style:family="text">
      <style:text-properties fo:color="#000000" fo:font-size="10pt" fo:font-style="italic" officeooo:rsid="000d9107" style:font-size-asian="10pt" style:font-style-asian="italic" style:font-size-complex="10pt" style:font-style-complex="italic"/>
    </style:style>
    <style:style style:name="T19" style:family="text">
      <style:text-properties fo:color="#000000" fo:font-size="10pt" fo:font-style="normal" fo:font-weight="bold" officeooo:rsid="000d9107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color="#000000" fo:font-size="12pt" fo:font-style="normal" officeooo:rsid="0006586f" style:font-size-asian="12pt" style:font-style-asian="normal" style:font-size-complex="12pt" style:font-style-complex="normal"/>
    </style:style>
    <style:style style:name="T21" style:family="text">
      <style:text-properties fo:color="#000000" fo:font-style="italic" officeooo:rsid="000d9107" style:font-style-asian="italic" style:font-style-complex="italic"/>
    </style:style>
    <style:style style:name="T22" style:family="text">
      <style:text-properties fo:color="#000000" fo:font-style="normal" fo:font-weight="bold" officeooo:rsid="000de418" style:font-style-asian="normal" style:font-weight-asian="bold" style:font-style-complex="normal" style:font-weight-complex="bold"/>
    </style:style>
    <style:style style:name="T23" style:family="text">
      <style:text-properties fo:font-style="italic" officeooo:rsid="00056dcc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fo:font-weight="bold" officeooo:rsid="00056dcc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056dcc" style:font-style-asian="italic" style:font-weight-asian="bold" style:font-style-complex="italic" style:font-weight-complex="bold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officeooo:rsid="0006586f" style:font-size-asian="10pt" style:font-size-complex="10pt"/>
    </style:style>
    <style:style style:name="T28" style:family="text">
      <style:text-properties fo:font-size="10pt" officeooo:rsid="000f9774" style:font-size-asian="10pt" style:font-size-complex="10pt"/>
    </style:style>
    <style:style style:name="T29" style:family="text">
      <style:text-properties fo:font-size="10pt" fo:font-style="italic" fo:font-weight="bold" officeooo:rsid="000d9107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05d5d4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04826b" style:font-style-asian="normal" style:font-weight-asian="bold" style:font-style-complex="normal" style:font-weight-complex="bold"/>
    </style:style>
    <style:style style:name="T34" style:family="text">
      <style:text-properties style:text-underline-style="none" officeooo:rsid="00056dcc"/>
    </style:style>
    <style:style style:name="T35" style:family="text">
      <style:text-properties officeooo:rsid="000a24d8"/>
    </style:style>
    <style:style style:name="T36" style:family="text"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T37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size="12pt" fo:font-style="italic" fo:font-weight="normal" officeooo:rsid="000ba208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fo:font-size="12pt" fo:font-style="italic" fo:font-weight="normal" officeooo:rsid="0004826b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font-size="12pt" fo:font-style="italic" fo:font-weight="normal" officeooo:rsid="00056dcc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fo:font-size="12pt" fo:font-style="italic" fo:font-weight="normal" officeooo:rsid="0006586f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size="12pt" fo:font-style="italic" style:font-size-asian="12pt" style:font-style-asian="italic" style:font-size-complex="12pt" style:font-style-complex="italic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fo:font-size="11pt" officeooo:rsid="0005d5d4" style:font-size-asian="11pt" style:font-size-complex="11pt"/>
    </style:style>
    <style:style style:name="T45" style:family="text">
      <style:text-properties fo:font-size="11pt" officeooo:rsid="000ba208" style:font-size-asian="11pt" style:font-size-complex="11pt"/>
    </style:style>
    <style:style style:name="T46" style:family="text">
      <style:text-properties fo:font-size="11pt" fo:font-weight="bold" style:font-size-asian="11pt" style:font-weight-asian="bold" style:font-size-complex="11pt" style:font-weight-complex="bold"/>
    </style:style>
    <style:style style:name="T47" style:family="text">
      <style:text-properties fo:font-size="11pt" fo:font-weight="bold" officeooo:rsid="00056dcc" style:font-size-asian="11pt" style:font-weight-asian="bold" style:font-size-complex="11pt" style:font-weight-complex="bold"/>
    </style:style>
    <style:style style:name="T48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9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font-size="16pt" fo:font-style="normal" fo:font-weight="bold" officeooo:rsid="0005d5d4" style:font-size-asian="16pt" style:font-style-asian="normal" style:font-weight-asian="bold" style:font-size-complex="16pt" style:font-style-complex="normal" style:font-weight-complex="bold"/>
    </style:style>
    <style:style style:name="T51" style:family="text">
      <style:text-properties fo:font-size="16pt" fo:font-style="normal" fo:font-weight="bold" officeooo:rsid="000ee3c9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officeooo:rsid="000f9774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5">Repository</text:p>
      <text:p text:style-name="P6"/>
      <text:section text:style-name="Sect1" text:name="Section1">
        <text:p text:style-name="P9"><text:tab/>/Supplies</text:p>
        <text:p text:style-name="P2"><text:tab/><text:tab/>/<text:span text:style-name="T45">Tools &amp; </text:span><text:span text:style-name="T43">Equipment </text:span><text:span text:style-name="T45">(.rtf)</text:span></text:p>
        <text:p text:style-name="P2"><text:span text:style-name="T43"><text:s/><text:tab/><text:tab/>/Chemicals ( .rtf</text:span><text:span text:style-name="T44">)</text:span><text:span text:style-name="T43"><text:line-break/><text:tab/><text:tab/>/Sources (.rtf)</text:span></text:p>
        <text:p text:style-name="P3"/>
        <text:p text:style-name="P19"/>
        <text:p text:style-name="P10"><text:span text:style-name="T2"><text:tab/></text:span><text:span text:style-name="T3">/</text:span><text:span text:style-name="T2">Method</text:span></text:p>
        <text:p text:style-name="P7"><text:span text:style-name="T1"><text:tab/><text:tab/>/</text:span><text:span text:style-name="T47">Overview (.rtf)</text:span></text:p>
        <text:p text:style-name="P13"><text:tab/><text:tab/>/<text:span text:style-name="T9">Procedure</text:span><text:span text:style-name="T7"> (.rtf, </text:span><text:span text:style-name="T9">video</text:span><text:span text:style-name="T7">)<text:line-break/><text:tab/><text:tab/>/Skills (.rtf)</text:span></text:p>
        <text:p text:style-name="P20"><text:tab/><text:tab/>/References (.rtf)</text:p>
        <text:p text:style-name="P3"><text:span text:style-name="T46"><text:tab/><text:tab/>/</text:span><text:span text:style-name="T14">Supplementary Files</text:span><text:span text:style-name="T10"> </text:span><text:span text:style-name="T11">(png, pdf, rtf, </text:span><text:span text:style-name="T13">xls</text:span><text:span text:style-name="T11"> <text:tab/><text:tab/><text:tab/></text:span><text:span text:style-name="T16">CAD, Video</text:span><text:span text:style-name="T15">)</text:span><text:span text:style-name="T7"><text:line-break/><text:tab/><text:tab/></text:span><text:span text:style-name="T43">Tags</text:span></text:p>
        <text:p text:style-name="P21"><text:tab/></text:p>
        <text:p text:style-name="P4"><text:span text:style-name="T34">/</text:span><text:span text:style-name="T6">Results</text:span><text:span text:style-name="T8"><text:line-break/><text:tab/><text:tab/>/</text:span><text:span text:style-name="T20">List of submitted project folders</text:span><text:span text:style-name="T8"><text:line-break/><text:tab/><text:tab/><text:tab/></text:span><text:span text:style-name="T25">/</text:span><text:span text:style-name="T23">Project A</text:span></text:p>
        <text:p text:style-name="P24"><text:tab/><text:tab/><text:tab/><text:tab/><text:span text:style-name="T28">Results</text:span></text:p>
        <text:p text:style-name="P24"><text:span text:style-name="T26"><text:tab/><text:tab/><text:tab/><text:tab/>Video</text:span></text:p>
        <text:p text:style-name="P8"><text:span text:style-name="T26"><text:tab/><text:tab/><text:tab/><text:tab/></text:span><text:span text:style-name="T27">Data</text:span><text:span text:style-name="T26"><text:line-break/><text:tab/><text:tab/><text:tab/><text:tab/>Notes<text:line-break/><text:tab/><text:tab/><text:tab/><text:tab/>Photos<text:line-break/><text:tab/><text:tab/><text:tab/><text:tab/></text:span><text:span text:style-name="T27">Supp. Files</text:span><text:line-break/><text:tab/> <text:tab/><text:tab/>/<text:span text:style-name="T35">Project B</text:span></text:p>
        <text:p text:style-name="P8"><text:tab/><text:tab/><text:tab/><text:tab/>etc...</text:p>
        <text:p text:style-name="P3"><text:tab/></text:p>
        <text:p text:style-name="P3"/>
        <text:p text:style-name="P3"/>
        <text:p text:style-name="P3"/>
        <text:p text:style-name="P3"/>
      </text:section>
      <text:p text:style-name="P3"><text:span text:style-name="T36">Issues</text:span><text:line-break/><text:tab/>List </text:p>
      <text:p text:style-name="P3"><text:tab/>Milestones<text:line-break/><text:tab/>Service Desk</text:p>
      <text:p text:style-name="P11"><text:line-break/><text:span text:style-name="T24">Wiki</text:span></text:p>
      <text:p text:style-name="P16"/>
      <text:p text:style-name="P12"><text:span text:style-name="T5">M</text:span><text:span text:style-name="T4">embers</text:span></text:p>
      <text:p text:style-name="P17"/>
      <text:p text:style-name="P22"/>
      <text:p text:style-name="P22"/>
      <text:p text:style-name="P14"><text:span text:style-name="T32"><text:tab/><text:tab/><text:tab/><text:tab/><text:tab/><text:tab/></text:span><text:span text:style-name="T50">N</text:span><text:span text:style-name="T49">ot</text:span><text:span text:style-name="T51">es:</text:span></text:p>
      <text:p text:style-name="P14"><text:span text:style-name="T31">-Export Project as single pdf </text:span><text:span text:style-name="T33">:<text:line-break/><text:tab/></text:span><text:span text:style-name="T48">Main PDF:</text:span><text:span text:style-name="T37"> </text:span><text:span text:style-name="T38">Tools &amp; </text:span><text:span text:style-name="T39">Equipment, Chemicals, </text:span><text:span text:style-name="T40">Overview, </text:span><text:span text:style-name="T41">Procedure, </text:span><text:span text:style-name="T39">Skills, </text:span><text:span text:style-name="T41">References </text:span></text:p>
      <text:p text:style-name="P5"><text:span text:style-name="T29"><text:tab/><text:tab/>Optional</text:span><text:span text:style-name="T42"><text:tab/><text:tab/></text:span><text:span text:style-name="T37"><text:line-break/><text:tab/></text:span><text:span text:style-name="T30"><text:tab/><text:tab/></text:span><text:span text:style-name="T19">+</text:span><text:span text:style-name="T17">Supplementary Files <text:line-break/><text:tab/><text:tab/><text:tab/></text:span><text:span text:style-name="T18">+Procedure Videos<text:line-break/></text:span><text:span text:style-name="T21"><text:line-break/>-</text:span><text:span text:style-name="T22">Videos can either be uploaded, or embedded playlist form Youtube</text:span></text:p>
      <text:p text:style-name="P5"><text:span text:style-name="T22">- .rtf documents downloaded have “Track Changes” enabled</text:span><text:span text:style-name="T21"><text:line-break/></text:span></text:p>
      <text:p text:style-name="P23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17:38:40.469000000</meta:creation-date>
    <dc:date>2019-11-17T01:30:08.760000000</dc:date>
    <meta:editing-duration>PT49M13S</meta:editing-duration>
    <meta:editing-cycles>7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25" meta:word-count="95" meta:character-count="748" meta:non-whitespace-character-count="585"/>
  </office:meta>
</office:document-meta>
</file>